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behavior of <text:span text:style-name="Strong_20_Emphasis">semaphores</text:span> in many ways mirrors <text:span text:style-name="Strong_20_Emphasis">mutexes</text:span> in terms of "locking" and "unlocking", but with some differences in their usage. Let's break down the analogy between <text:span text:style-name="Strong_20_Emphasis">mutex</text:span> and <text:span text:style-name="Strong_20_Emphasis">semaphore</text:span>:</text:p>
      <text:h text:style-name="Heading_20_3" text:outline-level="3">Mutex vs Semaphore</text:h>
      <text:list xml:id="list159561696" text:style-name="L1">
        <text:list-item>
          <text:p text:style-name="P3"><text:span text:style-name="Strong_20_Emphasis">Mutex</text:span> (Mutual Exclusion):</text:p>
          <text:list>
            <text:list-item>
              <text:p text:style-name="P4"><text:span text:style-name="Strong_20_Emphasis">Locking</text:span> (<text:span text:style-name="Source_20_Text">mutex.lock()</text:span> or <text:span text:style-name="Source_20_Text">std::lock_guard</text:span>):</text:p>
              <text:list>
                <text:list-item>
                  <text:p text:style-name="P4">Acquires the mutex, blocking if another thread has already locked it. It ensures that only one thread can enter the critical section at a time.</text:p>
                </text:list-item>
              </text:list>
            </text:list-item>
            <text:list-item>
              <text:p text:style-name="P4"><text:span text:style-name="Strong_20_Emphasis">Unlocking</text:span> (<text:span text:style-name="Source_20_Text">mutex.unlock()</text:span> or <text:span text:style-name="Source_20_Text">std::lock_guard</text:span>):</text:p>
              <text:list>
                <text:list-item>
                  <text:p text:style-name="P4">Releases the mutex, allowing other threads to acquire it.</text:p>
                </text:list-item>
              </text:list>
            </text:list-item>
            <text:list-item>
              <text:p text:style-name="P4"><text:span text:style-name="Strong_20_Emphasis">Important</text:span>: Only the thread that locked the mutex can unlock it. Mutexes are specifically for mutual exclusion in critical sections.</text:p>
            </text:list-item>
          </text:list>
        </text:list-item>
        <text:list-item>
          <text:p text:style-name="P3"><text:span text:style-name="Strong_20_Emphasis">Semaphore</text:span>:</text:p>
          <text:list>
            <text:list-item>
              <text:p text:style-name="P4"><text:span text:style-name="Strong_20_Emphasis">Wait</text:span> (<text:span text:style-name="Source_20_Text">semaphore.wait()</text:span> or <text:span text:style-name="Source_20_Text">semaphore.acquire()</text:span>):</text:p>
              <text:list>
                <text:list-item>
                  <text:p text:style-name="P4">Decrements the semaphore counter. If the counter is greater than zero, the thread proceeds. If it's zero, the thread is blocked until another thread signals the semaphore.</text:p>
                </text:list-item>
                <text:list-item>
                  <text:p text:style-name="P4">This is the "acquire" or "lock"-like behavior.</text:p>
                </text:list-item>
              </text:list>
            </text:list-item>
            <text:list-item>
              <text:p text:style-name="P4"><text:span text:style-name="Strong_20_Emphasis">Post</text:span> (<text:span text:style-name="Source_20_Text">semaphore.signal()</text:span> or <text:span text:style-name="Source_20_Text">semaphore.release()</text:span>):</text:p>
              <text:list>
                <text:list-item>
                  <text:p text:style-name="P4">Increments the semaphore counter. If there are blocked threads waiting on the semaphore, one of them is unblocked.</text:p>
                </text:list-item>
                <text:list-item>
                  <text:p text:style-name="P3">This is the "release" or "unlock"-like behavior.</text:p>
                </text:list-item>
              </text:list>
            </text:list-item>
          </text:list>
        </text:list-item>
      </text:list>
      <text:h text:style-name="Heading_20_3" text:outline-level="3">Summary of the Analogy:</text:h>
      <text:list xml:id="list96858161" text:style-name="L2">
        <text:list-item>
          <text:p text:style-name="P6"><text:span text:style-name="Strong_20_Emphasis">Semaphore wait()</text:span> ≈ <text:span text:style-name="Strong_20_Emphasis">Mutex lock()</text:span>:</text:p>
          <text:list>
            <text:list-item>
              <text:p text:style-name="P6">Both are used to acquire the resource, blocking the thread if necessary.</text:p>
            </text:list-item>
          </text:list>
        </text:list-item>
        <text:list-item>
          <text:p text:style-name="P6"><text:span text:style-name="Strong_20_Emphasis">Semaphore post()</text:span> ≈ <text:span text:style-name="Strong_20_Emphasis">Mutex unlock()</text:span>:</text:p>
          <text:list>
            <text:list-item>
              <text:p text:style-name="P5">Both release the resource and may allow another thread to proceed.</text:p>
            </text:list-item>
          </text:list>
        </text:list-item>
      </text:list>
      <text:p text:style-name="Text_20_body">However, the key difference between <text:span text:style-name="Strong_20_Emphasis">mutexes</text:span> and <text:span text:style-name="Strong_20_Emphasis">semaphores</text:span> is their semantics and use cases:</text:p>
      <text:list xml:id="list2042786155" text:style-name="L3">
        <text:list-item>
          <text:p text:style-name="P7"><text:span text:style-name="Strong_20_Emphasis">Mutex</text:span>: Typically used for mutual exclusion, i.e., making sure that only one thread can access a critical section of code at any given time.</text:p>
        </text:list-item>
        <text:list-item>
          <text:p text:style-name="P7"><text:span text:style-name="Strong_20_Emphasis">Semaphore</text:span>: Allows multiple threads to access a resource concurrently, up to a limit defined by the semaphore's count. It's not restricted to just mutual exclusion.</text:p>
        </text:list-item>
      </text:list>
      <text:h text:style-name="Heading_20_3" text:outline-level="3">Example Revisited: Semaphore</text:h>
      <text:p text:style-name="Text_20_body">Here’s a simple example that illustrates how a semaphore behaves similarly to a mutex in terms of acquiring and releasing resources, but with more flexibility in controlling concurrency.</text:p>
      <text:p text:style-name="Preformatted_20_Text">cpp</text:p>
      <text:p text:style-name="Preformatted_20_Text">Copy code</text:p>
      <text:p text:style-name="P1"><text:span text:style-name="Source_20_Text">#include &lt;iostream&gt;</text:span></text:p>
      <text:p text:style-name="P1"><text:span text:style-name="Source_20_Text">#include &lt;thread&gt;</text:span></text:p>
      <text:p text:style-name="P1"><text:span text:style-name="Source_20_Text">#include &lt;semaphore&gt;</text:span></text:p>
      <text:p text:style-name="P1"><text:soft-page-break/><text:span text:style-name="Source_20_Text">#include &lt;chrono&gt;</text:span></text:p>
      <text:p text:style-name="P1"/>
      <text:p text:style-name="P1"><text:span text:style-name="Source_20_Text">std::counting_semaphore&lt;3&gt; semaphore(3); <text:s/>// Allow 3 threads at a time</text:span></text:p>
      <text:p text:style-name="P1"/>
      <text:p text:style-name="P1"><text:span text:style-name="Source_20_Text">void task(int id) {</text:span></text:p>
      <text:p text:style-name="P1"><text:span text:style-name="Source_20_Text"><text:s text:c="4"/>std::cout &lt;&lt; "Thread " &lt;&lt; id &lt;&lt; " is waiting for the semaphore\n";</text:span></text:p>
      <text:p text:style-name="P1"><text:span text:style-name="Source_20_Text"><text:s text:c="4"/>semaphore.acquire(); <text:s/>// Semaphore wait (like mutex lock)</text:span></text:p>
      <text:p text:style-name="P1"><text:span text:style-name="Source_20_Text"><text:s text:c="4"/></text:span></text:p>
      <text:p text:style-name="P1"><text:span text:style-name="Source_20_Text"><text:s text:c="4"/>std::cout &lt;&lt; "Thread " &lt;&lt; id &lt;&lt; " is working\n";</text:span></text:p>
      <text:p text:style-name="P1"><text:span text:style-name="Source_20_Text"><text:s text:c="4"/>std::this_thread::sleep_for(std::chrono::seconds(1)); <text:s/>// Simulate work</text:span></text:p>
      <text:p text:style-name="P1"><text:span text:style-name="Source_20_Text"><text:s text:c="4"/></text:span></text:p>
      <text:p text:style-name="P1"><text:span text:style-name="Source_20_Text"><text:s text:c="4"/>std::cout &lt;&lt; "Thread " &lt;&lt; id &lt;&lt; " has finished\n";</text:span></text:p>
      <text:p text:style-name="P1"><text:span text:style-name="Source_20_Text"><text:s text:c="4"/>semaphore.release(); <text:s/>// Semaphore post (like mutex unlock)</text:span></text:p>
      <text:p text:style-name="P1"><text:span text:style-name="Source_20_Text">}</text:span></text:p>
      <text:p text:style-name="P1"/>
      <text:p text:style-name="P1"><text:span text:style-name="Source_20_Text">int main() {</text:span></text:p>
      <text:p text:style-name="P1"><text:span text:style-name="Source_20_Text"><text:s text:c="4"/>const int num_threads = 5;</text:span></text:p>
      <text:p text:style-name="P1"><text:span text:style-name="Source_20_Text"><text:s text:c="4"/>std::vector&lt;std::thread&gt; threads;</text:span></text:p>
      <text:p text:style-name="P1"><text:span text:style-name="Source_20_Text"><text:s text:c="4"/></text:span></text:p>
      <text:p text:style-name="P1"><text:span text:style-name="Source_20_Text"><text:s text:c="4"/>// Create and run threads</text:span></text:p>
      <text:p text:style-name="P1"><text:span text:style-name="Source_20_Text"><text:s text:c="4"/>for (int i = 0; i &lt; num_threads; ++i) {</text:span></text:p>
      <text:p text:style-name="P1"><text:span text:style-name="Source_20_Text"><text:s text:c="8"/>threads.push_back(std::thread(task, i + 1));</text:span></text:p>
      <text:p text:style-name="P1"><text:span text:style-name="Source_20_Text"><text:s text:c="4"/>}</text:span></text:p>
      <text:p text:style-name="P1"><text:span text:style-name="Source_20_Text"><text:s text:c="4"/></text:span></text:p>
      <text:p text:style-name="P1"><text:span text:style-name="Source_20_Text"><text:s text:c="4"/>// Join threads</text:span></text:p>
      <text:p text:style-name="P1"><text:span text:style-name="Source_20_Text"><text:s text:c="4"/>for (auto&amp; t : threads) {</text:span></text:p>
      <text:p text:style-name="P1"><text:span text:style-name="Source_20_Text"><text:s text:c="8"/>t.join();</text:span></text:p>
      <text:p text:style-name="P1"><text:span text:style-name="Source_20_Text"><text:s text:c="4"/>}</text:span></text:p>
      <text:p text:style-name="P1"><text:span text:style-name="Source_20_Text"><text:s text:c="4"/></text:span></text:p>
      <text:p text:style-name="P1"><text:span text:style-name="Source_20_Text"><text:s text:c="4"/>return 0;</text:span></text:p>
      <text:p text:style-name="P2"><text:span text:style-name="Source_20_Text">}</text:span></text:p>
      <text:h text:style-name="Heading_20_3" text:outline-level="3">Breakdown of the Code:</text:h>
      <text:list xml:id="list2400029822" text:style-name="L4">
        <text:list-item>
          <text:p text:style-name="P8"><text:span text:style-name="Strong_20_Emphasis">Semaphore Initialization</text:span>:</text:p>
          <text:list>
            <text:list-item>
              <text:p text:style-name="P9"><text:span text:style-name="Source_20_Text">std::counting_semaphore&lt;3&gt; semaphore(3);</text:span> allows 3 threads to enter the critical section at the same time.</text:p>
            </text:list-item>
          </text:list>
        </text:list-item>
        <text:list-item>
          <text:p text:style-name="P8"><text:span text:style-name="Strong_20_Emphasis">Semaphore </text:span><text:span text:style-name="Strong_20_Emphasis"><text:span text:style-name="Source_20_Text">acquire()</text:span></text:span>:</text:p>
          <text:list>
            <text:list-item>
              <text:p text:style-name="P9"><text:span text:style-name="Source_20_Text">semaphore.acquire();</text:span> works like a <text:span text:style-name="Strong_20_Emphasis">mutex lock</text:span>. It decrements the semaphore count and blocks if the count is zero (i.e., too many threads are in the critical section).</text:p>
            </text:list-item>
          </text:list>
        </text:list-item>
        <text:list-item>
          <text:p text:style-name="P8"><text:span text:style-name="Strong_20_Emphasis">Semaphore </text:span><text:span text:style-name="Strong_20_Emphasis"><text:span text:style-name="Source_20_Text">release()</text:span></text:span>:</text:p>
          <text:list>
            <text:list-item>
              <text:p text:style-name="P8"><text:span text:style-name="Source_20_Text">semaphore.release();</text:span> works like a <text:span text:style-name="Strong_20_Emphasis">mutex unlock</text:span>. It increments the semaphore count and may unblock a waiting thread.</text:p>
            </text:list-item>
          </text:list>
        </text:list-item>
      </text:list>
      <text:h text:style-name="Heading_20_3" text:outline-level="3">Differences:</text:h>
      <text:list xml:id="list1645878964" text:style-name="L5">
        <text:list-item>
          <text:p text:style-name="P11"><text:span text:style-name="Strong_20_Emphasis">Mutex</text:span>: Designed to allow only <text:span text:style-name="Strong_20_Emphasis">one thread</text:span> to access the critical section at a time.</text:p>
        </text:list-item>
        <text:list-item>
          <text:p text:style-name="P10"><text:span text:style-name="Strong_20_Emphasis">Semaphore</text:span>: Designed to allow <text:span text:style-name="Strong_20_Emphasis">multiple threads</text:span> (up to a specified limit) to access the resource concurrently.</text:p>
        </text:list-item>
      </text:list>
      <text:p text:style-name="Text_20_body">In the example above, <text:span text:style-name="Strong_20_Emphasis">up to 3 threads</text:span> can run concurrently, and any other thread that tries to access the resource will be blocked until one of the running threads releases the semaphore.</text:p>
      <text:h text:style-name="Heading_20_3" text:outline-level="3"><text:soft-page-break/>Final Thought:</text:h>
      <text:list xml:id="list2328341069" text:style-name="L6">
        <text:list-item>
          <text:p text:style-name="P13"><text:span text:style-name="Strong_20_Emphasis">Mutex</text:span> is often used when we want to ensure <text:span text:style-name="Strong_20_Emphasis">exclusive access</text:span> to a resource or critical section (one thread at a time).</text:p>
        </text:list-item>
        <text:list-item>
          <text:p text:style-name="P12"><text:span text:style-name="Strong_20_Emphasis">Semaphore</text:span> is more general and can be used when we want to limit access to a resource (e.g., a database connection pool or limited resources) but allow more than one thread to access the resource concurrently.</text:p>
        </text:list-item>
      </text:list>
      <text:p text:style-name="Text_20_body">I hope this clears up the concept of <text:span text:style-name="Strong_20_Emphasis">semaphores</text:span> and their usage! Let me know if you have more question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7:59:20.723116182</meta:creation-date>
    <dc:date>2025-01-03T17:59:33.595360538</dc:date>
    <meta:editing-duration>PT13S</meta:editing-duration>
    <meta:editing-cycles>1</meta:editing-cycles>
    <meta:document-statistic meta:table-count="0" meta:image-count="0" meta:object-count="0" meta:page-count="3" meta:paragraph-count="73" meta:word-count="660" meta:character-count="4176" meta:non-whitespace-character-count="3513"/>
    <meta:generator>LibreOffice/7.3.7.2$Linux_X86_64 LibreOffice_project/30$Build-2</meta:generator>
  </office:meta>
</office:document-meta>
</file>